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stful Endpoint Schema PokerReduxe</text:p>
      <text:p text:style-name="Standard"/>
      <text:p text:style-name="Standard">URL's</text:p>
      <text:p text:style-name="Standard"/>
      <text:p text:style-name="Standard">/login : </text:p>
      <text:p text:style-name="Standard"><text:tab/>POST: { username: username, password: password }</text:p>
      <text:p text:style-name="Standard"/>
      <text:p text:style-name="Standard"/>
      <text:p text:style-name="Standard">/register :</text:p>
      <text:p text:style-name="Standard"><text:tab/>POST: { username: username, password: password } returns new user or false</text:p>
      <text:p text:style-name="Standard"/>
      <text:p text:style-name="Standard">/lobby :</text:p>
      <text:p text:style-name="Standard"><text:tab/>GET: { tables: [ table: { tablename: &lt;name&gt;, description: &lt;desc&gt;, num_players: &lt;num&gt; } ] } </text:p>
      <text:p text:style-name="Standard"><text:tab/>POST: { table_name: &lt;name&gt;, seat: &lt;seat&gt; }</text:p>
      <text:p text:style-name="Standard"/>
      <text:p text:style-name="Standard">/$table :</text:p>
      <text:p text:style-name="Standard"><text:tab/>GET: “ Method client uses to get publicly available information from table ”</text:p>
      <text:p text:style-name="Standard">{</text:p>
      <text:p text:style-name="Standard"><text:s text:c="4"/>"players": { <text:s text:c="3"/><text:span text:style-name="T1">/* player list sent from backend */</text:span></text:p>
      <text:p text:style-name="Standard"><text:s text:c="8"/>"player_1": {</text:p>
      <text:p text:style-name="Standard"><text:s text:c="12"/>"name": "Jared",</text:p>
      <text:p text:style-name="Standard"><text:s text:c="12"/>"stack": 145,</text:p>
      <text:p text:style-name="Standard"><text:s text:c="12"/>"current_bet": 25,</text:p>
      <text:p text:style-name="Standard"><text:s text:c="12"/>"live": true</text:p>
      <text:p text:style-name="Standard"><text:s text:c="8"/>},</text:p>
      <text:p text:style-name="Standard"><text:s text:c="8"/>"player_2": {</text:p>
      <text:p text:style-name="Standard"><text:s text:c="12"/>"name": "Mark",</text:p>
      <text:p text:style-name="Standard"><text:s text:c="12"/>"stack": 250,</text:p>
      <text:p text:style-name="Standard"><text:s text:c="12"/>"current_bet": 14,</text:p>
      <text:p text:style-name="Standard"><text:s text:c="12"/>"live": true</text:p>
      <text:p text:style-name="Standard"><text:s text:c="8"/>} ...</text:p>
      <text:p text:style-name="Standard"><text:s text:c="4"/>},</text:p>
      <text:p text:style-name="Standard"><text:s text:c="4"/>"pots": { <text:span text:style-name="T1">/* amount of each pot sent from backend */</text:span></text:p>
      <text:p text:style-name="Standard"><text:s text:c="8"/>"0": 500,</text:p>
      <text:p text:style-name="Standard"><text:s text:c="8"/>"1": 100,...</text:p>
      <text:p text:style-name="Standard"><text:s text:c="4"/>},</text:p>
      <text:p text:style-name="Standard"><text:s text:c="4"/>"comm_cards": [ <text:span text:style-name="T1">/* community cards deliverd by the backend */</text:span></text:p>
      <text:p text:style-name="Standard"><text:s text:c="8"/>"4s", "7d", "14h"</text:p>
      <text:p text:style-name="Standard"><text:s text:c="4"/>],</text:p>
      <text:p text:style-name="Standard"><text:s text:c="4"/>"button": "Jared", <text:span text:style-name="T1">/* name of player who is button */</text:span></text:p>
      <text:p text:style-name="Standard"><text:s text:c="4"/>"action": "Mark", <text:span text:style-name="T1">/* name of player whos turn it is */</text:span></text:p>
      <text:p text:style-name="Standard"><text:s text:c="4"/>"call": 11, <text:span text:style-name="T1">/* amount to call */</text:span></text:p>
      <text:p text:style-name="Standard"><text:s text:c="4"/>"min_bet_inc": 11 <text:span text:style-name="T1">/* min increment for a raise */</text:span></text:p>
      <text:p text:style-name="Standard"/>
      <text:p text:style-name="Standard">}<text:tab/></text:p>
      <text:p text:style-name="Standard"/>
      <text:p text:style-name="Standard"><text:tab/></text:p>
      <text:p text:style-name="Standard"/>
      <text:p text:style-name="Standard"/>
      <text:p text:style-name="Standard"><text:soft-page-break/><text:tab/>POST: “ Method for client to inform backend of players action ”</text:p>
      <text:p text:style-name="Standard"><text:tab/></text:p>
      <text:p text:style-name="Standard"><text:tab/>{ bet: &lt;int&gt; } <text:tab/><text:tab/><text:span text:style-name="T1">/* in case of fold, bet equals -1; bet cannot be less than call; in order to <text:tab/><text:tab/><text:tab/><text:tab/><text:tab/>be more than call, minimum bet must equal to call + min_bet_inc */</text:span></text:p>
      <text:p text:style-name="Standard"/>
      <text:p text:style-name="Standard"/>
      <text:p text:style-name="Standard">/$table/$player : </text:p>
      <text:p text:style-name="Standard"/>
      <text:p text:style-name="Standard"><text:tab/>GET: “ Private Method for seeing hole cards ”</text:p>
      <text:p text:style-name="Standard"><text:tab/>{ “cards”: [ “4s”, “14h” ] }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0ty0r uzer</meta:initial-creator>
    <meta:creation-date>2016-07-19T11:15:46.34</meta:creation-date>
    <dc:date>2016-07-19T12:38:48.09</dc:date>
    <dc:creator>n0ty0r uzer</dc:creator>
    <meta:editing-duration>PT52M13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2" meta:paragraph-count="45" meta:word-count="233" meta:character-count="1480"/>
  </office:meta>
</office:document-meta>
</file>